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7" style:family="table">
      <style:table-properties style:width="17.808cm" fo:break-before="page" table:align="margins" fo:keep-with-next="always" style:writing-mode="lr-tb"/>
    </style:style>
    <style:style style:name="Tableau7.A" style:family="table-column">
      <style:table-column-properties style:column-width="17.808cm" style:rel-column-width="65535*"/>
    </style:style>
    <style:style style:name="Tableau7.1" style:family="table-row">
      <style:table-row-properties style:min-row-height="25cm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7.808cm" table:align="margins" style:writing-mode="lr-tb"/>
    </style:style>
    <style:style style:name="Tableau8.A" style:family="table-column">
      <style:table-column-properties style:column-width="17.808cm" style:rel-column-width="65535*"/>
    </style:style>
    <style:style style:name="Tableau8.1" style:family="table-row">
      <style:table-row-properties style:min-row-height="25.7cm" fo:keep-together="always"/>
    </style:style>
    <style:style style:name="Tableau8.A1" style:family="table-cell">
      <style:table-cell-properties fo:padding="0.03cm" fo:border="none"/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/>
    </style:style>
    <style:style style:name="P13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4" style:family="paragraph" style:parent-style-name="Standard">
      <style:text-properties style:use-window-font-color="true" fo:font-size="6pt" style:font-size-asian="5.25pt" style:font-size-complex="6pt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text-properties fo:language="fr" fo:country="BE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Standard" style:master-page-name="">
      <style:paragraph-properties style:page-number="auto" fo:break-before="auto" fo:break-after="auto"/>
      <style:text-properties style:use-window-font-color="true" fo:font-size="6pt" style:font-size-asian="5.25pt" style:font-size-complex="6pt"/>
    </style:style>
    <style:style style:name="P23" style:family="paragraph" style:parent-style-name="Ttire_5f_bordures_5f_haut_5f_bas">
      <style:text-properties fo:font-size="11pt" officeooo:paragraph-rsid="000e629a" style:font-size-asian="11pt" style:font-size-complex="11pt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officeooo:rsid="000ff752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8466608" text:id="ct58466608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58277360" text:id="ct58277360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57585808" text:id="ct57585808">
          <text:insertion>
            <office:change-info>
              <dc:creator>Auteur inconnu</dc:creator>
              <dc:date>2015-10-28T13:22:00</dc:date>
            </office:change-info>
          </text:insertion>
        </text:changed-region>
        <text:changed-region xml:id="ct60463392" text:id="ct60463392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57961632" text:id="ct57961632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58080960" text:id="ct58080960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xml:id="ct58242160" text:id="ct58242160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58233456" text:id="ct58233456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57837824" text:id="ct57837824">
          <text:insertion>
            <office:change-info>
              <dc:creator>Gauthier Bastien</dc:creator>
              <dc:date>2014-03-19T11:55:00</dc:date>
            </office:change-info>
          </text:insertion>
        </text:changed-region>
        <text:changed-region xml:id="ct57977120" text:id="ct57977120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57978528" text:id="ct57978528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58460736" text:id="ct58460736">
          <text:insertion>
            <office:change-info>
              <dc:creator>Auteur inconnu</dc:creator>
              <dc:date>2015-10-28T13:22:00</dc:date>
            </office:change-info>
          </text:insertion>
        </text:changed-region>
        <text:changed-region xml:id="ct58066512" text:id="ct58066512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58220832" text:id="ct58220832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58012704" text:id="ct58012704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57852144" text:id="ct57852144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57996112" text:id="ct57996112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60238016" text:id="ct60238016">
          <text:insertion>
            <office:change-info>
              <dc:creator>Gauthier Bastien</dc:creator>
              <dc:date>2014-03-19T11:56:00</dc:date>
            </office:change-info>
          </text:insertion>
        </text:changed-region>
        <text:changed-region xml:id="ct57980112" text:id="ct57980112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60487536" text:id="ct60487536">
          <text:insertion>
            <office:change-info>
              <dc:creator>Gauthier Bastien</dc:creator>
              <dc:date>2013-08-09T13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COLLEGE COMMUNAL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7">Séance du <text:change-start text:change-id="ct58466608"/>self.Title()<text:change-end text:change-id="ct58466608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58277360"/></text:p>
      <text:p text:style-name="P11"><text:line-break/>ORDRE DU JOUR</text:p>
      <text:p text:style-name="P10"/>
      <text:section text:style-name="Sect1" text:name="Item">
        <text:p text:style-name="P23"><office:annotation><dc:date>2007-09-24T00:00:00</dc:date><text:p>do section- for item in self.getItems(uids=itemUids, listTypes=['normal'], ordered=True)</text:p></office:annotation><text:change-start text:change-id="ct57585808"/>item.getItemNumber(relativeTo='meeting', <text:span text:style-name="T8">for_display=True</text:span>)<text:change-end text:change-id="ct57585808"/>. <text:change-start text:change-id="ct60463392"/>item.Title()<text:change-end text:change-id="ct60463392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12">do text</text:span></text:p><text:p text:style-name="P26"><text:span text:style-name="T12">from xhtml(view.printAdvicesInfos(item))</text:span></text:p></office:annotation>Avis</text:p>
        <text:p text:style-name="P13"/>
        <text:p text:style-name="P15">Projet de délibération :</text:p>
        <text:p text:style-name="P7"><office:annotation><dc:date>2007-09-24T00:00:00</dc:date><text:p text:style-name="P26"><text:span text:style-name="T11">do text</text:span></text:p><text:p text:style-name="P26"><text:span text:style-name="T11">from xhtml(view.printXhtml(item, (item.getMotivation(), '&lt;p&gt;&lt;strong&gt;DECIDE:&lt;/strong&gt;&lt;/p&gt;', item.getDecision())))</text:span></text:p></office:annotation>Projet de décision</text:p>
        <text:p text:style-name="P7"/>
        <text:p text:style-name="P12"><text:span text:style-name="T4">Nombre d'annexes :</text:span> <text:change-start text:change-id="ct57961632"/><text:span text:style-name="T6">len(IAnnexable(item).getAnnexesToPrint())</text:span><text:change-end text:change-id="ct57961632"/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26"><text:span text:style-name="T9">do table- for annex in IAnnexable(item).getAnnexesToPrint(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19"><text:change-start text:change-id="ct58080960"/>annex['title']<text:change-end text:change-id="ct58080960"/> (Point n°<text:change-start text:change-id="ct58242160"/>item.getItemNumber(<text:span text:style-name="T7">relativeTo='meeting'</text:span>)<text:change-end text:change-id="ct58242160"/>, Annexe <text:change-start text:change-id="ct58233456"/>annex['number']<text:change-end text:change-id="ct58233456"/>/<text:change-start text:change-id="ct57837824"/><text:span text:style-name="T5">len(IAnnexable(item).getAnnexesToPrint())</text:span><text:change-end text:change-id="ct57837824"/>, page <text:change-start text:change-id="ct57977120"/>image['number']<text:change-end text:change-id="ct57977120"/>/<text:change-start text:change-id="ct57978528"/>annex['number_of_images']<text:change-end text:change-id="ct57978528"/>)</text:p>
                    <text:p text:style-name="Table_20_Contents"><office:annotation><dc:creator>Gauthier Bastien</dc:creator><dc:date>2013-04-29T14:46:49</dc:date><text:p text:style-name="P26"><text:span text:style-name="T9">do table for image in annex['images']</text:span></text:p></office:annotation><office:annotation><dc:creator>Gauthier Bastien</dc:creator><dc:date>2013-04-29T14:55:47</dc:date><text:p text:style-name="P26"><text:span text:style-name="T9">do text</text:span></text:p><text:p text:style-name="P26"><text:span text:style-name="T9">from document(at=image['path'], anchor='as-char', size=(17.94, 28), convertOptions=view.imageOrientation, format='image'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2"><text:soft-page-break/></text:p>
      </text:section>
      <text:section text:style-name="Sect1" text:name="LateItems">
        <text:p text:style-name="P21"><text:soft-page-break/><office:annotation><dc:date>2007-10-31T00:00:00</dc:date><text:p><text:span text:style-name="T13">do section- if self.getItems(uids=itemUids, listTypes=['late'], ordered=True)</text:span>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3"><office:annotation><dc:date>2007-10-31T00:00:00</dc:date><text:p><text:span text:style-name="T13">do table- for item in self.getItems(uids=itemUids, listTypes=['late'], ordered=True)</text:span></text:p></office:annotation><text:change-start text:change-id="ct58460736"/>item.getItemNumber(relativeTo='meeting', <text:span text:style-name="T8">for_display=True</text:span>)<text:change-end text:change-id="ct58460736"/>. <text:change-start text:change-id="ct58066512"/>item.Title()<text:change-end text:change-id="ct58066512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7"><office:annotation><dc:creator>Gauthier Bastien</dc:creator><dc:date>2011-05-03T15:59:51</dc:date><text:p text:style-name="P26"><text:span text:style-name="T12">do text</text:span></text:p><text:p text:style-name="P26"><text:span text:style-name="T12">from xhtml(view.printAdvicesInfos(item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 text:style-name="P26"><text:span text:style-name="T11">do text</text:span></text:p><text:p text:style-name="P26"><text:span text:style-name="T11">from xhtml(view.printXhtml(item, (item.getMotivation(), '&lt;p&gt;&lt;strong&gt;DECIDE:&lt;/strong&gt;&lt;/p&gt;', item.getDecision())))</text:span></text:p></office:annotation>Projet de décision</text:p>
              <text:p text:style-name="P7"/>
              <text:p text:style-name="P12"><text:span text:style-name="T4">Nombre d'annexes :</text:span> <text:change-start text:change-id="ct58220832"/><text:span text:style-name="T6">len(IAnnexable(item).getAnnexesToPrint())</text:span><text:change-end text:change-id="ct58220832"/></text:p>
              <table:table table:name="Tableau7" table:style-name="Tableau7">
                <table:table-column table:style-name="Tableau7.A"/>
                <table:table-row table:style-name="Tableau7.1">
                  <table:table-cell table:style-name="Tableau7.A1" office:value-type="string">
                    <text:p text:style-name="Table_20_Contents"><text:soft-page-break/><office:annotation><dc:creator>Gauthier Bastien</dc:creator><dc:date>2013-04-29T16:44:33</dc:date><text:p text:style-name="P26"><text:span text:style-name="T9">do table- for annex in IAnnexable(item).getAnnexesToPrint()</text:span></text:p></office:annotation></text:p>
                    <table:table table:name="Tableau8" table:style-name="Tableau8">
                      <table:table-column table:style-name="Tableau8.A"/>
                      <table:table-row table:style-name="Tableau8.1">
                        <table:table-cell table:style-name="Tableau8.A1" office:value-type="string">
                          <text:p text:style-name="P19"><text:change-start text:change-id="ct58012704"/>annex['title']<text:change-end text:change-id="ct58012704"/> (Point n°<text:change-start text:change-id="ct57852144"/>item.getItemNumber(<text:span text:style-name="T7">relativeTo='meeting'</text:span>)<text:change-end text:change-id="ct57852144"/>, Annexe <text:change-start text:change-id="ct57996112"/>annex['number']<text:change-end text:change-id="ct57996112"/>/<text:change-start text:change-id="ct60238016"/><text:span text:style-name="T5">len(IAnnexable(item).getAnnexesToPrint())</text:span><text:change-end text:change-id="ct60238016"/>, page <text:change-start text:change-id="ct57980112"/>image['number']<text:change-end text:change-id="ct57980112"/>/<text:change-start text:change-id="ct60487536"/>annex['number_of_images']<text:change-end text:change-id="ct60487536"/>)</text:p>
                          <text:p text:style-name="Table_20_Contents"><office:annotation><dc:creator>Gauthier Bastien</dc:creator><dc:date>2013-04-29T14:46:49</dc:date><text:p text:style-name="P26"><text:span text:style-name="T9">do table for image in annex['images']</text:span></text:p></office:annotation><office:annotation><dc:creator>Gauthier Bastien</dc:creator><dc:date>2013-04-29T14:55:47</dc:date><text:p text:style-name="P26"><text:span text:style-name="T9">do text</text:span></text:p><text:p text:style-name="P26"><text:span text:style-name="T9">from document(at=image['path'], anchor='as-char', size=(</text:span><text:span text:style-name="T10">17.94, 28</text:span><text:span text:style-name="T9">), </text:span><text:span text:style-name="T10">convertOptions=view.imageOrientation, format='image'</text:span><text:span text:style-name="T9">)</text:span></text:p></office:annotation>Annex image dump</text:p>
                        </table:table-cell>
                      </table:table-row>
                    </table:table>
                  </table:table-cell>
                </table:table-row>
              </table:table>
              <text:p text:style-name="P14"/>
            </table:table-cell>
          </table:table-row>
        </table:table>
        <text:p text:style-name="P16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0</text:page-number></text:span><text:span text:style-name="MT3"> / </text:span><text:span text:style-name="MT2"><text:page-count style:num-format="1">6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3T16:14:48</meta:creation-date>
    <dc:language>fr-BE</dc:language>
    <meta:editing-cycles>136</meta:editing-cycles>
    <meta:editing-duration>PT2H13M49S</meta:editing-duration>
    <meta:initial-creator>Gauthier Bastien</meta:initial-creator>
    <dc:date>2016-03-15T11:01:45.167827906</dc:date>
    <meta:document-statistic meta:table-count="8" meta:image-count="0" meta:object-count="0" meta:page-count="6" meta:paragraph-count="25" meta:word-count="72" meta:character-count="882" meta:non-whitespace-character-count="829"/>
    <meta:user-defined meta:name="Info 1"/>
    <meta:user-defined meta:name="Info 2"/>
    <meta:user-defined meta:name="Info 3"/>
    <meta:user-defined meta:name="Info 4"/>
  </office:meta>
</office:document-meta>
</file>